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ingDefaultsTests.defaultRefreshCheck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ingDefaultsTests.defaultDestro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ingDefaultsTests.defaultProxy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ingDefaultsTests.defaultAutow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ingDefaultsTests.defaultIni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ingDefaultsTests.nameAs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